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68.75pt"/>
    </style:style>
    <style:style style:name="co6" style:family="table-column">
      <style:table-column-properties fo:break-before="auto" style:column-width="151.5pt"/>
    </style:style>
    <style:style style:name="co7" style:family="table-column">
      <style:table-column-properties fo:break-before="auto" style:column-width="191.25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15.75pt"/>
    </style:style>
    <style:style style:name="co10" style:family="table-column">
      <style:table-column-properties fo:break-before="auto" style:column-width="534.75pt"/>
    </style:style>
    <style:style style:name="co11" style:family="table-column">
      <style:table-column-properties fo:break-before="auto" style:column-width="443.25pt"/>
    </style:style>
    <style:style style:name="co12" style:family="table-column">
      <style:table-column-properties fo:break-before="auto" style:column-width="309.75pt"/>
    </style:style>
    <style:style style:name="co13" style:family="table-column">
      <style:table-column-properties fo:break-before="auto" style:column-width="303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8.75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86pt"/>
    </style:style>
    <style:style style:name="ro8" style:family="table-row">
      <style:table-row-properties fo:break-before="auto" style:row-height="114pt"/>
    </style:style>
    <style:style style:name="ro9" style:family="table-row">
      <style:table-row-properties fo:break-before="auto" style:row-height="100pt"/>
    </style:style>
    <style:style style:name="ro10" style:family="table-row">
      <style:table-row-properties fo:break-before="auto" style:row-height="71pt"/>
    </style:style>
    <style:style style:name="ro11" style:family="table-row">
      <style:table-row-properties fo:break-before="auto" style:row-height="57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6" style:family="table-cell">
      <style:table-cell-properties style:vertical-align="bottom" fo:wrap-option="wrap" fo:background-color="#DDDDDD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5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8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3" office:value-type="string">
            <text:p>Παράβλεψη μενού βιβλίου</text:p>
          </table:table-cell>
          <table:table-cell table:style-name="ce23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3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3" office:value-type="string">
            <text:p>Saltar-se Menú Llibre</text:p>
          </table:table-cell>
          <table:table-cell table:style-name="ce23" office:value-type="string">
            <text:p>Přeskočit menu knihy</text:p>
          </table:table-cell>
          <table:table-cell table:style-name="ce23" office:value-type="string">
            <text:p>Boek Menu Overslaan</text:p>
          </table:table-cell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3" office:value-type="string">
            <text:p>跳过书本菜单，直接到上次阅读位置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Geschiedenis</text:p>
          </table:table-cell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 de libros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 Llibres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5" table:style-name="ce24"/>
          <table:table-cell table:number-columns-repeated="1008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Boekmanagement</text:p>
          </table:table-cell>
          <table:table-cell table:number-columns-repeated="3" table:style-name="ce23"/>
          <table:table-cell table:number-columns-repeated="1009"/>
        </table:table-row>
        <table:table-row table:style-name="ro5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-setzt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Zet New label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-lösch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wijder New label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t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Zet New label handmatig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Standaardcollecties verberg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berg Niet gelezen boek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berg Nt gel.periodiek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PURCHASED_BOOKS</text:p>
          </table:table-cell>
          <table:table-cell table:style-name="ce23" office:value-type="string">
            <text:p>Hide Purchased Books</text:p>
          </table:table-cell>
          <table:table-cell table:style-name="ce23" office:value-type="string">
            <text:p>Gekaufte Bücher verber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berg Gekochte boek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ADD_NEW_COLLECTION</text:p>
          </table:table-cell>
          <table:table-cell table:style-name="ce23" office:value-type="string">
            <text:p>Hide Add New Collection</text:p>
          </table:table-cell>
          <table:table-cell table:style-name="ce23" office:value-type="string">
            <text:p>Neue Sammlung verber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berg Nieuwe collectie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READING_PROGRESS</text:p>
          </table:table-cell>
          <table:table-cell table:style-name="ce23" office:value-type="string">
            <text:p>Reading Progress</text:p>
          </table:table-cell>
          <table:table-cell table:style-name="ce23" office:value-type="string">
            <text:p>Lesefortschritt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Leesvoortgang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SHOW_READING_PROGRESS_CURRENT</text:p>
          </table:table-cell>
          <table:table-cell table:style-name="ce23" office:value-type="string">
            <text:p>Show for Current Book</text:p>
          </table:table-cell>
          <table:table-cell table:style-name="ce23" office:value-type="string">
            <text:p>Für aktuelles Buch anzei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Zichtbaar bij huidig boek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PROGRESS_FORMAT_CURRENT</text:p>
          </table:table-cell>
          <table:table-cell table:style-name="ce23" office:value-type="string">
            <text:p>Format for Current Book</text:p>
          </table:table-cell>
          <table:table-cell table:style-name="ce23" office:value-type="string">
            <text:p>Format für aktuelles Buch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Stijl bij huidig boek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SHOW_READING_PROGRESS_THUMBS</text:p>
          </table:table-cell>
          <table:table-cell table:style-name="ce23" office:value-type="string">
            <text:p>Show for Thumbnails</text:p>
          </table:table-cell>
          <table:table-cell table:style-name="ce23" office:value-type="string">
            <text:p>Bei Miniaturbild anzei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Zichtbaar bij miniatur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PROGRESS_FORMAT_THUMBS</text:p>
          </table:table-cell>
          <table:table-cell table:style-name="ce23" office:value-type="string">
            <text:p>Format for Thumbnails</text:p>
          </table:table-cell>
          <table:table-cell table:style-name="ce23" office:value-type="string">
            <text:p>Format für Miniaturbild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Stijl bij miniatur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ONLY_SHOW_FROM_PAGE</text:p>
          </table:table-cell>
          <table:table-cell table:style-name="ce23" office:value-type="string">
            <text:p>Only Show from Page</text:p>
          </table:table-cell>
          <table:table-cell table:style-name="ce23" office:value-type="string">
            <text:p>Anzeigen ab Seite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Alleen zichtbaar vanaf pagina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PAGE</text:p>
          </table:table-cell>
          <table:table-cell table:style-name="ce23" office:value-type="string">
            <text:p>Page</text:p>
          </table:table-cell>
          <table:table-cell table:style-name="ce23" office:value-type="string">
            <text:p>Seite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Pagina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a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Aa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Uit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 table:style-name="ce24" office:value-type="string">
            <text:p>BrowseFolders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Kopiere Buch...</text:p>
          </table:table-cell>
          <table:table-cell table:style-name="ce23" office:value-type="string">
            <text:p>Αντιγραφή βιβλίου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text:p>Boek kopiëren</text:p>
          </table:table-cell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Σφάλμα, το αρχείο προορισμού υπάρχει ήδη</text:p>
          </table:table-cell>
          <table:table-cell table:style-name="ce23" office:value-type="string">
            <text:p>Error, el archivo de destino ya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out, het bestand bestaat al</text:p>
          </table:table-cell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out bij het openen van het boek, \nwaarschijnlijk kaart verwijderen en terugplaatsen</text:p>
          </table:table-cell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Σφάλμα στην αντιγραφή βιβλίου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out bij het kopiëren van het boek</text:p>
          </table:table-cell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 office:value-type="string">
            <text:p>Εντάξει</text:p>
          </table:table-cell>
          <table:table-cell table:number-columns-repeated="3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number-columns-repeated="4"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Llibres per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en door mappen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Περιήγηση συστήματος αρχείων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Bladeren door bestandssysteem</text:p>
          </table:table-cell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Mappen</text:p>
          </table:table-cell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8"/>
        </table:table-row>
        <table:table-row table:style-name="ro7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ëren naar intern geheugen en openen</text:p>
          </table:table-cell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8"/>
        </table:table-row>
        <table:table-row table:style-name="ro8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ert bestand naar intern geheugen en opent het</text:p>
          </table:table-cell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Αντιγραφή στην εσωτερική μνήμη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Kopieer naar intern geheugen</text:p>
          </table:table-cell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Αντιγράφει το αρχείο στην εσωτερική μνήμη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ert bestand naar het interne geheugen</text:p>
          </table:table-cell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Εσωτερική μνήμη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MEMORY_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 Memory Stick</text:p>
          </table:table-cell>
          <table:table-cell table:number-columns-repeated="6" table:style-name="ce23" office:value-type="string">
            <text:p>Memory Stick</text:p>
          </table:table-cell>
          <table:table-cell table:style-name="ce23" office:value-type="string">
            <text:p>Geheugen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MEMORY_STICK_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 Memory Stick μέσω μονταρίσματος</text:p>
          </table:table-cell>
          <table:table-cell table:style-name="ce23" office:value-type="string">
            <text:p>Memory Stick a través de montaje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untatge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Geheugenstick via mount</text:p>
          </table:table-cell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Επανασάρωση εσωτερικής μνήμης</text:p>
          </table:table-cell>
          <table:table-cell table:style-name="ce23" office:value-type="string">
            <text:p>Escanear memoria interna</text:p>
            <text:p/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Herscan intern geheugen</text:p>
          </table:table-cell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Κάρτα SD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 kaart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Σάρωση κάρτας SD/MS</text:p>
          </table:table-cell>
          <table:table-cell table:style-name="ce23" office:value-type="string">
            <text:p>Escanear tarjetas SD/MS</text:p>
            <text:p/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S kaart scan</text:p>
          </table:table-cell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Favoriete mappen</text:p>
          </table:table-cell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Ριζικός φάκελος εσωτερικής μνήμης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Interne geheugen beginmap</text:p>
          </table:table-cell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Χρήση μονταρίσματος με SD/MS (πιο αργό αλλά βλέπει όλους τους φακέλους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Gebruik mount voor SD/MS (trager maar ziet alle mappen)</text:p>
          </table:table-cell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Τύπος ταξινόμησης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eermodus</text:p>
          </table:table-cell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Beim Sortieren 'titleSorter' benutzen</text:p>
          </table:table-cell>
          <table:table-cell table:style-name="ce23"/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Gebruik 'titelSorteer' veld voor sorteren</text:p>
          </table:table-cell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style-name="ce23" office:value-type="string">
            <text:p>«..» (vorheriger Ordner) Element</text:p>
          </table:table-cell>
          <table:table-cell table:style-name="ce23"/>
          <table:table-cell table:style-name="ce23" office:value-type="string">
            <text:p>«..» Carpeta anterior</text:p>
          </table:table-cell>
          <table:table-cell table:number-columns-repeated="2" table:style-name="ce23"/>
          <table:table-cell table:style-name="ce23" office:value-type="string">
            <text:p>«..» (წინა ფოლდერი)</text:p>
          </table:table-cell>
          <table:table-cell table:style-name="ce23" office:value-type="string">
            <text:p>«..» Carpeta anterior</text:p>
          </table:table-cell>
          <table:table-cell table:style-name="ce23"/>
          <table:table-cell table:style-name="ce23" office:value-type="string">
            <text:p>«..» (vorige map) item</text:p>
          </table:table-cell>
          <table:table-cell table:style-name="ce23"/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 door mappen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Κάρτα SD μέσω μονταρίσματος</text:p>
          </table:table-cell>
          <table:table-cell table:style-name="ce23" office:value-type="string">
            <text:p>Tarjeta SD a través de montaje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Targeta SD a través de muntatge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 kaart via mount</text:p>
          </table:table-cell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Nach Autor, Namen vertauscht</text:p>
          </table:table-cell>
          <table:table-cell table:style-name="ce23"/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Op auteur (Naam/Achternaam)</text:p>
          </table:table-cell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Nach Autor, dann Titel</text:p>
          </table:table-cell>
          <table:table-cell table:style-name="ce23"/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Op auteur, dan titel</text:p>
          </table:table-cell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Nach Dateiname</text:p>
          </table:table-cell>
          <table:table-cell table:style-name="ce23"/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bestandsnaam</text:p>
          </table:table-cell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8"/>
        </table:table-row>
        <table:table-row table:style-name="ro9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Op bestandsnaam, als bijschrift</text:p>
          </table:table-cell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Nach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titel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aktiviert (Cache wird geladen)</text:p>
          </table:table-cell>
          <table:table-cell table:style-name="ce23"/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Uitgeschakeld (cache laden)</text:p>
          </table:table-cell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Ingeschakeld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Menú Ajustes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Menú Configuració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 instellingen</text:p>
          </table:table-cell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Visor Configuració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lezer instellingen</text:p>
          </table:table-cell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8"/>
        </table:table-row>
        <table:table-row table:style-name="ro10">
          <table:table-cell/>
          <table:table-cell table:style-name="ce23" office:value-type="string">
            <text:p>GROUP_ADV_SETTINGS_TITLE</text:p>
          </table:table-cell>
          <table:table-cell table:style-name="ce23"/>
          <table:table-cell table:style-name="ce23" office:value-type="string">
            <text:p>Erw. Einstellun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Geavanceerde instellingen</text:p>
          </table:table-cell>
          <table:table-cell table:style-name="ce23"/>
          <table:table-cell table:style-name="ce21" office:value-type="string">
            <text:p>Дополнительные настройки</text:p>
          </table:table-cell>
          <table:table-cell table:style-name="ce23"/>
          <table:table-cell table:number-columns-repeated="1009"/>
        </table:table-row>
        <table:table-row table:style-name="ro7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&amp;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Games en Tools</text:p>
          </table:table-cell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Verandert alleen boeken die achteraf geopend worden</text:p>
          </table:table-cell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8"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8"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8"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8"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8"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8"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8"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8"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8"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8"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ste ingedrukt houden</text:p>
          </table:table-cell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naar onder ingedrukt houden</text:p>
          </table:table-cell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naar links ingedrukt houden</text:p>
          </table:table-cell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naar rechts ingedrukt houden</text:p>
          </table:table-cell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naar boven ingedrukt houden</text:p>
          </table:table-cell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latéral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latéral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 'Vorige Pagina' ingedrukt houden</text:p>
          </table:table-cell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naar onder</text:p>
          </table:table-cell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naar links</text:p>
          </table:table-cell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naar rechts</text:p>
          </table:table-cell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naar boven</text:p>
          </table:table-cell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'Suivant' barre latéral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'Précédent' barre latéral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al</text:p>
          </table:table-cell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number-columns-repeated="2" table:style-name="ce23"/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number-columns-repeated="2" table:style-name="ce23"/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number-columns-repeated="2" table:style-name="ce23"/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ols</text:p>
          </table:table-cell>
          <table:table-cell table:style-name="ce23"/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number-columns-repeated="2" table:style-name="ce23"/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8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8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number-columns-repeated="7" table:style-name="ce23"/>
          <table:table-cell table:style-name="ce23" office:value-type="string">
            <text:p>standaard</text:p>
          </table:table-cell>
          <table:table-cell table:number-columns-repeated="4" table:style-name="ce23"/>
          <table:table-cell table:number-columns-repeated="10" table:style-name="ce21"/>
          <table:table-cell table:number-columns-repeated="998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number-columns-repeated="12" table:style-name="ce23"/>
          <table:table-cell table:number-columns-repeated="10" table:style-name="ce21"/>
          <table:table-cell table:number-columns-repeated="998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2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Menu optie stijl</text:p>
          </table:table-cell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Menú elemento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Menú Element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Menú Personalización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Menú Personalització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number-columns-repeated="3"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niet gelukt</text:p>
          </table:table-cell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an</text:p>
          </table:table-cell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Aan het opslaan naar</text:p>
          </table:table-cell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roll-alfabet</text:p>
          </table:table-cell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5" table:style-name="ce24"/>
          <table:table-cell table:number-columns-repeated="1008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 table:number-columns-repeated="2"/>
          <table:table-cell table:style-name="ce23"/>
          <table:table-cell table:number-columns-repeated="4"/>
          <table:table-cell table:style-name="ce23" office:value-type="string">
            <text:p>Open Notitielijst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270°</text:p>
          </table:table-cell>
          <table:table-cell table:style-name="ce21" office:value-type="string">
            <text:p>旋转 270°</text:p>
          </table:table-cell>
          <table:table-cell table:number-columns-repeated="1008"/>
        </table:table-row>
        <table:table-row table:style-name="ro7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8"/>
        </table:table-row>
        <table:table-row table:style-name="ro10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Handelingen</text:p>
          </table:table-cell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8"/>
        </table:table-row>
        <table:table-row table:style-name="ro4">
          <table:table-cell table:style-name="ce25" office:value-type="string">
            <text:p>StandbyImage</text:p>
          </table:table-cell>
          <table:table-cell table:number-columns-repeated="3" table:style-name="ce25"/>
          <table:table-cell table:number-columns-repeated="4" table:style-name="ce26"/>
          <table:table-cell table:style-name="ce25"/>
          <table:table-cell table:number-columns-repeated="2" table:style-name="ce26"/>
          <table:table-cell table:number-columns-repeated="4" table:style-name="ce25"/>
          <table:table-cell table:style-name="ce26"/>
          <table:table-cell table:number-columns-repeated="1008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number-columns-repeated="2"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number-columns-repeated="2"/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number-columns-repeated="2"/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Wit scherm</text:p>
          </table:table-cell>
          <table:table-cell table:style-name="ce23"/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number-columns-repeated="2"/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number-columns-repeated="2"/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number-columns-repeated="2"/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pende...</text:p>
          </table:table-cell>
          <table:table-cell table:style-name="ce23"/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number-columns-repeated="2"/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number-columns-repeated="2"/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Размытое изображение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number-columns-repeated="2"/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number-columns-repeated="2"/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number-columns-repeated="2"/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8"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8"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5" table:style-name="ce24"/>
          <table:table-cell table:number-columns-repeated="1008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 office:value-type="string">
            <text:p>Mostrar sempre</text:p>
          </table:table-cell>
          <table:table-cell table:style-name="ce21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s</text:p>
          </table:table-cell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ViewerSettings_x50</text:p>
          </table:table-cell>
          <table:table-cell table:number-columns-repeated="11" table:style-name="ce24"/>
          <table:table-cell table:number-columns-repeated="4" table:style-name="ce23"/>
          <table:table-cell table:number-columns-repeated="1008"/>
        </table:table-row>
        <table:table-row table:style-name="ro11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number-columns-repeated="3"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No diccionario con Double Tap</text:p>
          </table:table-cell>
          <table:table-cell table:number-columns-repeated="3" table:style-name="ce23"/>
          <table:table-cell table:style-name="ce23" office:value-type="string">
            <text:p>No diccionari amb Double Tap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number-columns-repeated="3"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number-columns-repeated="7" table:style-name="ce23"/>
          <table:table-cell table:style-name="ce23" office:value-type="string">
            <text:p>Geen bladomslag door beweging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Girar página con gestos Si/No </text:p>
          </table:table-cell>
          <table:table-cell table:number-columns-repeated="3" table:style-name="ce23"/>
          <table:table-cell table:style-name="ce23" office:value-type="string">
            <text:p>Gir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number-columns-repeated="3"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number-columns-repeated="3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style-name="ce23" office:value-type="string">
            <text:p>Gris</text:p>
          </table:table-cell>
          <table:table-cell table:number-columns-repeated="3"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number-columns-repeated="3"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number-columns-repeated="7" table:style-name="ce23"/>
          <table:table-cell table:style-name="ce23" office:value-type="string">
            <text:p>Beeld schuiven in vergrendelde zoom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number-columns-repeated="7" table:style-name="ce23"/>
          <table:table-cell table:style-name="ce23" office:value-type="string">
            <text:p>Weergave Op Maat aanpasse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number-columns-repeated="7" table:style-name="ce23"/>
          <table:table-cell table:style-name="ce23" office:value-type="string">
            <text:p>Contrast Op Maa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number-columns-repeated="7" table:style-name="ce23"/>
          <table:table-cell table:style-name="ce23" office:value-type="string">
            <text:p>Helderheid Op Maa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Restore-Taste binden</text:p>
          </table:table-cell>
          <table:table-cell table:number-columns-repeated="7" table:style-name="ce23"/>
          <table:table-cell table:style-name="ce23" office:value-type="string">
            <text:p>Koppel aan knop Herstelle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einstellungen arbeiten nur mit Restore-Taste!</text:p>
          </table:table-cell>
          <table:table-cell table:number-columns-repeated="7" table:style-name="ce23"/>
          <table:table-cell table:style-name="ce23" office:value-type="string">
            <text:p>Instellingen werken alleen via knop Herstellen!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 table:style-name="ce24" office:value-type="string">
            <text:p>X</text:p>
          </table:table-cell>
          <table:table-cell table:number-columns-repeated="5" table:style-name="ce24"/>
          <table:table-cell table:number-columns-repeated="3" table:style-name="ce23"/>
          <table:table-cell table:number-columns-repeated="2" table:style-name="ce24"/>
          <table:table-cell table:number-columns-repeated="5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number-columns-repeated="4" table:style-name="ce23"/>
          <table:table-cell table:number-columns-repeated="1008"/>
        </table:table-row>
        <table:table-row table:style-name="ro4" table:number-rows-repeated="16">
          <table:table-cell/>
          <table:table-cell table:number-columns-repeated="15" table:style-name="ce23"/>
          <table:table-cell table:number-columns-repeated="1008"/>
        </table:table-row>
        <table:table-row table:style-name="ro0" table:number-rows-repeated="10482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